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0b72e28e-7fff-651e-7276-af2a388bbb5b"/>Rapport de stage : </text:p>
      <text:p text:style-name="Text_20_body"/>
      <text:p text:style-name="P1">Mardi : Pour mon premier jour j’ai commencé par me renseigner sur wix comment celà fonctionnait et comment je pouvais effectuer les choses qui allais mettre demandé par mon tuteur.</text:p>
      <text:p text:style-name="P1">J’ai pris connaissance des différents onglets déjà implémentés dans le site.</text:p>
      <text:p text:style-name="P1">En fin de journée j’ai été informé des modifications voulues sur le site.</text:p>
      <text:p text:style-name="Text_20_body"/>
      <text:p text:style-name="P1">Mercredi : Mon tuteur ayant reçu récemment un nouvel ordinateur, je l’ai aidé en visio a faire toute la partie windows, installé discord ; photoshop; et les logiciels dont elle avait besoin pour sont travail et illustrator.</text:p>
      <text:p text:style-name="Text_20_body"/>
      <text:p text:style-name="P1">Jeudi : j’effectue une modification de couleur complete de tout les onglets et la création d’une entête d’événement comme demandé, mais sans succès ce n’était pas l’idée réel voulu. Tri de photo.</text:p>
      <text:p text:style-name="Text_20_body"/>
      <text:p text:style-name="P1">Vendredi : Création d’une galerie avec diaporama multiple tri de nombreuse photo par catégorie et mise en place de la page</text:p>
      <text:p text:style-name="P1">Début de création d’une page événement renseignant des dates et heures des événements à venir.</text:p>
      <text:p text:style-name="Text_20_body"><text:lin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27T10:30:41.623000000</meta:creation-date>
    <dc:date>2022-04-27T10:31:01.764000000</dc:date>
    <meta:editing-duration>PT25S</meta:editing-duration>
    <meta:editing-cycles>1</meta:editing-cycles>
    <meta:document-statistic meta:table-count="0" meta:image-count="0" meta:object-count="0" meta:page-count="1" meta:paragraph-count="9" meta:word-count="163" meta:character-count="983" meta:non-whitespace-character-count="826"/>
    <meta:generator>LibreOffice/7.3.2.2$Windows_X86_64 LibreOffice_project/49f2b1bff42cfccbd8f788c8dc32c1c309559be0</meta:generator>
  </office:meta>
</office:document-meta>
</file>